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arial" fo:font-size="12pt" officeooo:paragraph-rsid="001f8b04" style:font-size-asian="12pt" style:font-size-complex="12pt"/>
    </style:style>
    <style:style style:name="P2" style:family="paragraph" style:parent-style-name="Heading_20_4">
      <style:paragraph-properties fo:line-height="150%" fo:text-align="justify" style:justify-single-word="false"/>
    </style:style>
    <style:style style:name="P3" style:family="paragraph" style:parent-style-name="Heading_20_4">
      <style:paragraph-properties fo:line-height="150%" fo:text-align="justify" style:justify-single-word="false"/>
      <style:text-properties officeooo:paragraph-rsid="0021b10a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21b10a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21b10a"/>
    </style:style>
    <style:style style:name="P7" style:family="paragraph" style:parent-style-name="Text_20_body" style:list-style-name="L19">
      <style:paragraph-properties fo:margin-top="0cm" fo:margin-bottom="0cm" style:contextual-spacing="false" fo:line-height="150%" fo:text-align="justify" style:justify-single-word="false"/>
      <style:text-properties officeooo:paragraph-rsid="0021b10a"/>
    </style:style>
    <style:style style:name="P8" style:family="paragraph" style:parent-style-name="Text_20_body" style:list-style-name="L19">
      <style:paragraph-properties fo:line-height="150%" fo:text-align="justify" style:justify-single-word="false"/>
      <style:text-properties officeooo:paragraph-rsid="0021b10a"/>
    </style:style>
    <style:style style:name="P9" style:family="paragraph" style:parent-style-name="Text_20_body" style:list-style-name="L20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Text_20_body" style:list-style-name="L20">
      <style:paragraph-properties fo:line-height="150%" fo:text-align="justify" style:justify-single-word="false"/>
    </style:style>
    <style:style style:name="P11" style:family="paragraph" style:parent-style-name="Text_20_body" style:list-style-name="L21">
      <style:paragraph-properties fo:margin-top="0cm" fo:margin-bottom="0cm" style:contextual-spacing="false" fo:line-height="150%" fo:text-align="justify" style:justify-single-word="false"/>
    </style:style>
    <style:style style:name="P12" style:family="paragraph" style:parent-style-name="Text_20_body" style:list-style-name="L21">
      <style:paragraph-properties fo:line-height="150%" fo:text-align="justify" style:justify-single-word="false"/>
    </style:style>
    <style:style style:name="P13" style:family="paragraph" style:parent-style-name="Text_20_body" style:list-style-name="L21">
      <style:paragraph-properties fo:margin-top="0cm" fo:margin-bottom="0cm" style:contextual-spacing="false" fo:line-height="150%" fo:text-align="justify" style:justify-single-word="false"/>
      <style:text-properties officeooo:paragraph-rsid="0021b10a"/>
    </style:style>
    <style:style style:name="P14" style:family="paragraph" style:parent-style-name="Text_20_body" style:list-style-name="L22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Text_20_body" style:list-style-name="L22">
      <style:paragraph-properties fo:line-height="150%" fo:text-align="justify" style:justify-single-word="false"/>
    </style:style>
    <style:style style:name="P16" style:family="paragraph" style:parent-style-name="Text_20_body" style:list-style-name="L24">
      <style:paragraph-properties fo:margin-top="0cm" fo:margin-bottom="0cm" style:contextual-spacing="false" fo:line-height="150%" fo:text-align="justify" style:justify-single-word="false"/>
    </style:style>
    <style:style style:name="P17" style:family="paragraph" style:parent-style-name="Text_20_body" style:list-style-name="L24">
      <style:paragraph-properties fo:line-height="150%" fo:text-align="justify" style:justify-single-word="false"/>
    </style:style>
    <style:style style:name="P18" style:family="paragraph" style:parent-style-name="Text_20_body" style:list-style-name="L25">
      <style:paragraph-properties fo:line-height="150%" fo:text-align="justify" style:justify-single-word="false"/>
    </style:style>
    <style:style style:name="P19" style:family="paragraph" style:parent-style-name="Text_20_body" style:list-style-name="L25">
      <style:paragraph-properties fo:margin-top="0cm" fo:margin-bottom="0cm" style:contextual-spacing="false" fo:line-height="150%" fo:text-align="justify" style:justify-single-word="false"/>
      <style:text-properties officeooo:paragraph-rsid="0022cd5e"/>
    </style:style>
    <style:style style:name="P20" style:family="paragraph" style:parent-style-name="Text_20_body" style:list-style-name="L26">
      <style:paragraph-properties fo:margin-top="0cm" fo:margin-bottom="0cm" style:contextual-spacing="false" fo:line-height="150%" fo:text-align="justify" style:justify-single-word="false"/>
    </style:style>
    <style:style style:name="P21" style:family="paragraph" style:parent-style-name="Text_20_body" style:list-style-name="L26">
      <style:paragraph-properties fo:line-height="150%" fo:text-align="justify" style:justify-single-word="false"/>
    </style:style>
    <style:style style:name="P22" style:family="paragraph" style:parent-style-name="Text_20_body" style:list-style-name="L28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Text_20_body" style:list-style-name="L28">
      <style:paragraph-properties fo:line-height="150%" fo:text-align="justify" style:justify-single-word="false"/>
    </style:style>
    <style:style style:name="P24" style:family="paragraph" style:parent-style-name="Text_20_body" style:list-style-name="L29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Text_20_body" style:list-style-name="L29">
      <style:paragraph-properties fo:margin-top="0cm" fo:margin-bottom="0cm" style:contextual-spacing="false" fo:line-height="150%" fo:text-align="justify" style:justify-single-word="false"/>
      <style:text-properties officeooo:paragraph-rsid="0022cd5e"/>
    </style:style>
    <style:style style:name="P26" style:family="paragraph" style:parent-style-name="Text_20_body" style:list-style-name="L29">
      <style:paragraph-properties fo:line-height="150%" fo:text-align="justify" style:justify-single-word="false"/>
      <style:text-properties officeooo:paragraph-rsid="0024e33b"/>
    </style:style>
    <style:style style:name="P27" style:family="paragraph" style:parent-style-name="Text_20_body" style:list-style-name="L23">
      <style:paragraph-properties fo:line-height="150%" fo:text-align="justify" style:justify-single-word="false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24e33b"/>
    </style:style>
    <style:style style:name="P29" style:family="paragraph" style:parent-style-name="Text_20_body" style:list-style-name="L23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30" style:family="paragraph" style:parent-style-name="Text_20_body" style:list-style-name="L23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21b10a" style:font-size-asian="12pt" style:font-size-complex="12pt"/>
    </style:style>
    <style:style style:name="P31" style:family="paragraph" style:parent-style-name="Text_20_body" style:list-style-name="L27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32" style:family="paragraph" style:parent-style-name="Text_20_body" style:list-style-name="L27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20c30d" style:font-size-asian="12pt" style:font-size-complex="12pt"/>
    </style:style>
    <style:style style:name="T3" style:family="text">
      <style:text-properties style:font-name="arial" fo:font-size="12pt" officeooo:rsid="0021b10a" style:font-size-asian="12pt" style:font-size-complex="12pt"/>
    </style:style>
    <style:style style:name="T4" style:family="text">
      <style:text-properties style:font-name="arial" fo:font-size="12pt" officeooo:rsid="0022cd5e" style:font-size-asian="12pt" style:font-size-complex="12pt"/>
    </style:style>
    <style:style style:name="T5" style:family="text">
      <style:text-properties style:font-name="arial" fo:font-size="12pt" officeooo:rsid="00246564" style:font-size-asian="12pt" style:font-size-complex="12pt"/>
    </style:style>
    <style:style style:name="T6" style:family="text">
      <style:text-properties style:font-name="arial" fo:font-size="12pt" fo:font-weight="bold" officeooo:rsid="0022cd5e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olução IoT Centrada em Microcontroladores </text:h>
      <text:p text:style-name="P28"><text:span text:style-name="T1"><text:tab/></text:span><text:span text:style-name="T2">Considerando </text:span><text:span text:style-name="T3">o cenário atual da residência, em que </text:span><text:span text:style-name="T2">o a</text:span><text:span text:style-name="T1">bastecimento de água é realizado por uma concessionária e controlado por um hidrômetro; </text:span><text:span text:style-name="T2">que </text:span><text:span text:style-name="T1">a residência possui um reservatório principal de 10.000 litros que alimenta uma caixa d'água de 1.750 litros </text:span><text:span text:style-name="T3">instalada à 10 metros de altura </text:span><text:span text:style-name="T1">por meio de uma bomba d’água de 1 CV, acionada manualmente pelos moradores. </text:span></text:p>
      <text:p text:style-name="P28"><text:span text:style-name="T1"><text:tab/>Com base no cenário apresentado, a solução proposta visa resolver os problemas </text:span><text:span text:style-name="T3">relacionados à </text:span><text:span text:style-name="Strong_20_Emphasis"><text:span text:style-name="T1">falta de água</text:span></text:span><text:span text:style-name="T1"> e à </text:span><text:span text:style-name="Strong_20_Emphasis"><text:span text:style-name="T1">qualidade da água</text:span></text:span><text:span text:style-name="T1"> na caixa d'água de 1.750 litros, <text:s/>propõe-se uma solução baseada em Internet das Coisas (IoT), utilizando microcontroladores como o </text:span><text:span text:style-name="Strong_20_Emphasis"><text:span text:style-name="T1">ESP32</text:span></text:span><text:span text:style-name="T1"> ou </text:span><text:span text:style-name="Strong_20_Emphasis"><text:span text:style-name="T1">Raspberry Pi Pico W</text:span></text:span><text:span text:style-name="T1">. O sistema combina sensores, atuadores e conectividade para monitorar e controlar o estado da caixa d'água em tempo real. </text:span></text:p>
      <text:p text:style-name="P6"><text:span text:style-name="T1"><text:tab/>A seguir, a solução é detalhada em seus principais aspectos: </text:span><text:span text:style-name="T3">descrição do sistema e componentes; </text:span><text:span text:style-name="T5">funcionamento do sistema; benefícios da solução e possibilidades de expansão.</text:span></text:p>
      <text:h text:style-name="P3" text:outline-level="4"><text:span text:style-name="T1">1. </text:span><text:span text:style-name="Strong_20_Emphasis"><text:span text:style-name="T1">Descrição do Sistema e Componentes</text:span></text:span></text:h>
      <text:p text:style-name="P4"><text:span text:style-name="T1">1.1 </text:span><text:span text:style-name="Strong_20_Emphasis"><text:span text:style-name="T1">Microcontrolador IoT</text:span></text:span></text:p>
      <text:list xml:id="list208599769" text:style-name="L19">
        <text:list-item>
          <text:p text:style-name="P7"><text:span text:style-name="Strong_20_Emphasis"><text:span text:style-name="T1">ESP32</text:span></text:span><text:span text:style-name="T1">: Controla a bomba, monitora os sensores e fornece conectividade Wi-Fi para o envio de dados e alertas. </text:span></text:p>
        </text:list-item>
        <text:list-item>
          <text:p text:style-name="P8"><text:span text:style-name="T1">Alternativa: </text:span><text:span text:style-name="Strong_20_Emphasis"><text:span text:style-name="T1">Raspberry Pi Pico W</text:span></text:span><text:span text:style-name="T1">, mais econômico, mas igualmente eficiente. </text:span></text:p>
        </text:list-item>
      </text:list>
      <text:p text:style-name="P5"><text:span text:style-name="T1">1.2 </text:span><text:span text:style-name="Strong_20_Emphasis"><text:span text:style-name="T1">Sensores de Nível de Água</text:span></text:span></text:p>
      <text:list xml:id="list3539222506" text:style-name="L20">
        <text:list-item>
          <text:p text:style-name="P9"><text:span text:style-name="Strong_20_Emphasis"><text:span text:style-name="T1">Sensor de Pressão ou Sensor de Boia</text:span></text:span><text:span text:style-name="T1">: Instalados na caixa d’água de 1.750 litros para monitorar níveis de água.</text:span></text:p>
        </text:list-item>
        <text:list-item>
          <text:p text:style-name="P10"><text:span text:style-name="Strong_20_Emphasis"><text:span text:style-name="T1">Sensor Ultrassônico (HC-SR04)</text:span></text:span><text:span text:style-name="T1">: Pode ser instalado no reservatório principal para verificar níveis e evitar o acionamento da bomba quando não houver água disponível. </text:span></text:p>
        </text:list-item>
      </text:list>
      <text:p text:style-name="P4"><text:span text:style-name="T1">1.3 </text:span><text:span text:style-name="Strong_20_Emphasis"><text:span text:style-name="T1">Sensores de Qualidade da Água</text:span></text:span></text:p>
      <text:list xml:id="list2922958245" text:style-name="L21">
        <text:list-item>
          <text:p text:style-name="P13"><text:span text:style-name="Strong_20_Emphasis"><text:span text:style-name="T1">TDS Sensor</text:span></text:span><text:span text:style-name="T1">: Mede a concentração de sólidos dissolvidos, indicando a potabilidade da água. </text:span></text:p>
        </text:list-item>
        <text:list-item>
          <text:p text:style-name="P11"><text:span text:style-name="Strong_20_Emphasis"><text:span text:style-name="T1">pH Sensor</text:span></text:span><text:span text:style-name="T1">: Verifica o equilíbrio ácido-base, essencial para a qualidade. </text:span></text:p>
        </text:list-item>
        <text:list-item>
          <text:p text:style-name="P12"><text:span text:style-name="Strong_20_Emphasis"><text:span text:style-name="T1">DS18B20 (Temperatura)</text:span></text:span><text:span text:style-name="T1">: Monitora condições que favorecem a proliferação de micro-organismos. </text:span></text:p>
        </text:list-item>
      </text:list>
      <text:p text:style-name="P4"><text:soft-page-break/><text:span text:style-name="T1">1.4 </text:span><text:span text:style-name="Strong_20_Emphasis"><text:span text:style-name="T1">Atuadores</text:span></text:span></text:p>
      <text:list xml:id="list3432334685" text:style-name="L22">
        <text:list-item>
          <text:p text:style-name="P14"><text:span text:style-name="Strong_20_Emphasis"><text:span text:style-name="T1">Relé Eletrônico</text:span></text:span><text:span text:style-name="T1">: Controla o acionamento e desligamento da bomba de 1 CV com base nos níveis de água.</text:span></text:p>
        </text:list-item>
        <text:list-item>
          <text:p text:style-name="P15"><text:span text:style-name="Strong_20_Emphasis"><text:span text:style-name="T1">Filtro UV ou Sistema de Cloração Automático</text:span></text:span><text:span text:style-name="T1">: Garante a desinfecção contínua da água antes do uso. </text:span></text:p>
        </text:list-item>
      </text:list>
      <text:p text:style-name="P4"><text:span text:style-name="T1">1.5 </text:span><text:span text:style-name="Strong_20_Emphasis"><text:span text:style-name="T1">Interface de Monitoramento</text:span></text:span></text:p>
      <text:list xml:id="list337637858" text:style-name="L23">
        <text:list-item>
          <text:p text:style-name="P30">Aplicativo móvel ou painel web que fornece: </text:p>
          <text:list>
            <text:list-item>
              <text:p text:style-name="P29">Níveis de água na caixa e no reservatório principal. </text:p>
            </text:list-item>
            <text:list-item>
              <text:p text:style-name="P29">Status da bomba (ligada/desligada). </text:p>
            </text:list-item>
            <text:list-item>
              <text:p text:style-name="P29">Dados de qualidade da água, incluindo TDS, pH e temperatura. </text:p>
            </text:list-item>
            <text:list-item>
              <text:p text:style-name="P27"><text:span text:style-name="T1">Alertas em tempo real para eventos críticos, como baixa qualidade da água ou falta de abastecimento no reservatório principal. </text:span></text:p>
            </text:list-item>
          </text:list>
        </text:list-item>
      </text:list>
      <text:p text:style-name="P4"><text:span text:style-name="T1">1.6 </text:span><text:span text:style-name="Strong_20_Emphasis"><text:span text:style-name="T1">Sistema de Segurança e Backup</text:span></text:span></text:p>
      <text:list xml:id="list2291604781" text:style-name="L24">
        <text:list-item>
          <text:p text:style-name="P16"><text:span text:style-name="Strong_20_Emphasis"><text:span text:style-name="T1">Sensores de Vazamento</text:span></text:span><text:span text:style-name="T1">: Alertam sobre possíveis falhas estruturais na caixa ou no reservatório. </text:span></text:p>
        </text:list-item>
        <text:list-item>
          <text:p text:style-name="P17"><text:span text:style-name="Strong_20_Emphasis"><text:span text:style-name="T1">Bateria de Backup</text:span></text:span><text:span text:style-name="T1">: Mantém o sistema funcional durante quedas de energia.</text:span></text:p>
        </text:list-item>
      </text:list>
      <text:h text:style-name="P2" text:outline-level="4"><text:span text:style-name="T1">2. </text:span><text:span text:style-name="Strong_20_Emphasis"><text:span text:style-name="T1">Funcionamento do Sistema</text:span></text:span></text:h>
      <text:p text:style-name="P5"><text:span text:style-name="T1">2.1 </text:span><text:span text:style-name="Strong_20_Emphasis"><text:span text:style-name="T1">Monitoramento em Tempo Real </text:span></text:span><text:span text:style-name="Strong_20_Emphasis"><text:span text:style-name="T4">do N</text:span></text:span><text:span text:style-name="Strong_20_Emphasis"><text:span text:style-name="T6">í</text:span></text:span><text:span text:style-name="Strong_20_Emphasis"><text:span text:style-name="T4">vel D</text:span></text:span><text:span text:style-name="Strong_20_Emphasis"><text:span text:style-name="T6">`á</text:span></text:span><text:span text:style-name="Strong_20_Emphasis"><text:span text:style-name="T4">gua</text:span></text:span></text:p>
      <text:p text:style-name="P5"><text:span text:style-name="T1"><text:tab/>Os sensores de nível de água na caixa d'água enviam informações ao microcontrolador. </text:span></text:p>
      <text:p text:style-name="P4"><text:span text:style-name="T1">2.2 </text:span><text:span text:style-name="Strong_20_Emphasis"><text:span text:style-name="T4">Abastecimento Autom</text:span></text:span><text:span text:style-name="Strong_20_Emphasis"><text:span text:style-name="T6">á</text:span></text:span><text:span text:style-name="Strong_20_Emphasis"><text:span text:style-name="T4">tico</text:span></text:span></text:p>
      <text:list xml:id="list3976617861" text:style-name="L25">
        <text:list-item>
          <text:p text:style-name="P19"><text:span text:style-name="Strong_20_Emphasis"><text:span text:style-name="T1">Acionamento Automático</text:span></text:span><text:span text:style-name="T1">: A bomba é ligada quando o nível de água atinge </text:span><text:span text:style-name="Strong_20_Emphasis"><text:span text:style-name="T1">10% </text:span></text:span><text:span text:style-name="Strong_20_Emphasis"><text:span text:style-name="T7">do</text:span></text:span><text:span text:style-name="Strong_20_Emphasis"><text:span text:style-name="T1"> </text:span></text:span><text:span text:style-name="Strong_20_Emphasis"><text:span text:style-name="T7">volume total (175 litros).</text:span></text:span></text:p>
        </text:list-item>
        <text:list-item>
          <text:p text:style-name="P18"><text:span text:style-name="Strong_20_Emphasis"><text:span text:style-name="T1">Desligamento Automático</text:span></text:span><text:span text:style-name="T1">: A bomba é desligada quando o nível atinge </text:span><text:span text:style-name="Strong_20_Emphasis"><text:span text:style-name="T1">90% </text:span></text:span><text:span text:style-name="Strong_20_Emphasis"><text:span text:style-name="T7">do volume total (1.575 litros)</text:span></text:span><text:span text:style-name="T7">. </text:span></text:p>
        </text:list-item>
      </text:list>
      <text:p text:style-name="P4"><text:span text:style-name="T1">2.3 </text:span><text:span text:style-name="Strong_20_Emphasis"><text:span text:style-name="T1">Garantia da Qualidade da Água</text:span></text:span></text:p>
      <text:list xml:id="list2632780227" text:style-name="L26">
        <text:list-item>
          <text:p text:style-name="P20"><text:span text:style-name="Strong_20_Emphasis"><text:span text:style-name="T1">TDS e pH</text:span></text:span><text:span text:style-name="T1">: Se os parâmetros estiverem fora dos limites aceitáveis, o sistema alerta os moradores e ativa o filtro UV ou outro método de desinfecção. </text:span></text:p>
        </text:list-item>
        <text:list-item>
          <text:p text:style-name="P21"><text:soft-page-break/><text:span text:style-name="Strong_20_Emphasis"><text:span text:style-name="T1">Temperatura</text:span></text:span><text:span text:style-name="T1">: Monitoramento contínuo para evitar condições que favoreçam a proliferação de micro-organismos. </text:span></text:p>
        </text:list-item>
      </text:list>
      <text:p text:style-name="P4"><text:span text:style-name="T1">2.4 </text:span><text:span text:style-name="Strong_20_Emphasis"><text:span text:style-name="T1">Alertas e Notificações</text:span></text:span></text:p>
      <text:list xml:id="list751718571" text:style-name="L27">
        <text:list-item>
          <text:p text:style-name="P31">Notificação em caso de: </text:p>
          <text:list>
            <text:list-item>
              <text:p text:style-name="P31">Nível baixo de água no reservatório principal. </text:p>
            </text:list-item>
            <text:list-item>
              <text:p text:style-name="P31">Qualidade inadequada da água. </text:p>
            </text:list-item>
            <text:list-item>
              <text:p text:style-name="P32">Falha no acionamento ou desativação da bomba. </text:p>
            </text:list-item>
          </text:list>
        </text:list-item>
      </text:list>
      <text:h text:style-name="P2" text:outline-level="4"><text:span text:style-name="T1">3. </text:span><text:span text:style-name="Strong_20_Emphasis"><text:span text:style-name="T1">Benefícios da Solução</text:span></text:span></text:h>
      <text:list xml:id="list836664848" text:style-name="L28">
        <text:list-item>
          <text:p text:style-name="P22"><text:span text:style-name="Strong_20_Emphasis"><text:span text:style-name="T1">Automação Completa</text:span></text:span><text:span text:style-name="T1">: Elimina o acionamento manual da bomba e garante o reabastecimento oportuno. </text:span></text:p>
        </text:list-item>
        <text:list-item>
          <text:p text:style-name="P22"><text:span text:style-name="Strong_20_Emphasis"><text:span text:style-name="T1">Qualidade da Água Garantida</text:span></text:span><text:span text:style-name="T1">: Monitoramento contínuo e soluções automatizadas para desinfecção. </text:span></text:p>
        </text:list-item>
        <text:list-item>
          <text:p text:style-name="P22"><text:span text:style-name="Strong_20_Emphasis"><text:span text:style-name="T1">Eficiência no Uso de Recursos</text:span></text:span><text:span text:style-name="T1">: A bomba opera apenas quando necessário, reduzindo consumo de energia. </text:span></text:p>
        </text:list-item>
        <text:list-item>
          <text:p text:style-name="P22"><text:span text:style-name="Strong_20_Emphasis"><text:span text:style-name="T1">Conveniência e Segurança</text:span></text:span><text:span text:style-name="T1">: Dados em tempo real no aplicativo e notificações para eventos críticos. </text:span></text:p>
        </text:list-item>
        <text:list-item>
          <text:p text:style-name="P23"><text:span text:style-name="Strong_20_Emphasis"><text:span text:style-name="T1">Sustentabilidade</text:span></text:span><text:span text:style-name="T1">: Uso otimizado da água e energia, promovendo consciência ambiental. </text:span></text:p>
        </text:list-item>
      </text:list>
      <text:h text:style-name="P2" text:outline-level="4"><text:span text:style-name="T1">4. </text:span><text:span text:style-name="Strong_20_Emphasis"><text:span text:style-name="T1">Possibilidades de Expansão</text:span></text:span></text:h>
      <text:list xml:id="list1489411886" text:style-name="L29">
        <text:list-item>
          <text:p text:style-name="P24"><text:span text:style-name="Strong_20_Emphasis"><text:span text:style-name="T1">Integração com Assistentes Virtuais</text:span></text:span><text:span text:style-name="T1">: Controle por comandos de voz e notificações por dispositivos como Alexa ou Google Home.</text:span></text:p>
        </text:list-item>
        <text:list-item>
          <text:p text:style-name="P25"><text:span text:style-name="Strong_20_Emphasis"><text:span text:style-name="T1">Controle do Consumo de Água</text:span></text:span><text:span text:style-name="T1">: Registro e análise do consumo em diferentes pontos da residência. </text:span></text:p>
        </text:list-item>
        <text:list-item>
          <text:p text:style-name="P26"><text:span text:style-name="Strong_20_Emphasis"><text:span text:style-name="T1">Gestão Inteligente do Reservatório Principal</text:span></text:span><text:span text:style-name="T1">: Automação para abastecimento coordenado com o fornecimento da concessionária. </text:span></text:p>
          <text:p text:style-name="P26"><text:span text:style-name="T1">Essa solução IoT garante que a caixa d’água de 1.750 litros funcione de maneira eficiente e segura, resolvendo os problemas de falta e qualidade da água com tecnologia acessível e sustentáve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0:07:29.992508389</meta:creation-date>
    <dc:date>2025-01-02T11:25:06.715044123</dc:date>
    <meta:editing-duration>PT27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2" meta:word-count="712" meta:character-count="4548" meta:non-whitespace-character-count="3885"/>
  </office:meta>
</office:document-meta>
</file>